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3 Iris Flower Classification</text:p>
      <text:p text:style-name="Standard"/>
      <text:p text:style-name="Standard">https://drive.google.com/drive/folders/14Gr2sJzC_Ey6If2pzs5TFDFPb_MqeJf-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6" meta:character-count="117" meta:non-whitespace-character-count="113"/>
    <meta:generator>LibreOfficeDev/6.0.5.2$Linux_X86_64 LibreOffice_project/</meta:generator>
  </office:meta>
</office:document-meta>
</file>